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officeooo:rsid="00181e5e"/>
    </style:style>
    <style:style style:name="P2" style:family="paragraph" style:parent-style-name="Standard">
      <style:paragraph-properties fo:line-height="200%" fo:text-align="start" style:justify-single-word="false">
        <style:tab-stops>
          <style:tab-stop style:position="2.8618in"/>
        </style:tab-stops>
      </style:paragraph-properties>
      <style:text-properties style:font-name="Times New Roman" officeooo:rsid="00181e5e" officeooo:paragraph-rsid="00181e5e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officeooo:rsid="00181e5e" officeooo:paragraph-rsid="00181e5e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officeooo:rsid="00181e5e" officeooo:paragraph-rsid="0019d73f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officeooo:rsid="00181e5e" officeooo:paragraph-rsid="001bc597"/>
    </style:style>
    <style:style style:name="P6" style:family="paragraph" style:list-style-name="WWNum6">
      <style:paragraph-properties fo:margin-left="0in" fo:margin-right="0in" fo:text-indent="0in" style:auto-text-indent="false"/>
    </style:style>
    <style:style style:name="P7" style:family="paragraph" style:parent-style-name="List_20_Paragraph" style:list-style-name="WWNum6">
      <style:paragraph-properties fo:margin-left="0in" fo:margin-right="0in" fo:text-indent="0in" style:auto-text-indent="false"/>
      <style:text-properties officeooo:rsid="001ceb72" officeooo:paragraph-rsid="001ceb72"/>
    </style:style>
    <style:style style:name="P8" style:family="paragraph" style:list-style-name="WWNum6">
      <style:paragraph-properties fo:margin-left="0in" fo:margin-right="0in" fo:text-indent="0in" style:auto-text-indent="false"/>
      <style:text-properties officeooo:rsid="001ceb72" officeooo:paragraph-rsid="001ceb72"/>
    </style:style>
    <style:style style:name="T1" style:family="text">
      <style:text-properties officeooo:rsid="0019d73f"/>
    </style:style>
    <style:style style:name="T2" style:family="text">
      <style:text-properties officeooo:rsid="001bc597"/>
    </style:style>
    <style:style style:name="T3" style:family="text">
      <style:text-properties officeooo:rsid="001ceb72"/>
    </style:style>
    <style:style style:name="T4" style:family="text">
      <style:text-properties officeooo:rsid="001d44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ndy Pham</text:p>
      <text:p text:style-name="P2">CSCI 413</text:p>
      <text:p text:style-name="P2">Dr Cherry</text:p>
      <text:p text:style-name="P2">3/11/2017</text:p>
      <text:p text:style-name="P1">Report</text:p>
      <text:p text:style-name="P3">What language did your team use?</text:p>
      <text:p text:style-name="P3">- GameMaker language</text:p>
      <text:p text:style-name="P3">What unit testing framework did your team use?</text:p>
      <text:p text:style-name="P3">- <text:span text:style-name="T3">Custom</text:span></text:p>
      <text:p text:style-name="P3">What IDE's and what development OS's did your team use?</text:p>
      <text:p text:style-name="P3">- Window<text:span text:style-name="T3">s</text:span> <text:span text:style-name="T3">10 and GameMaker</text:span></text:p>
      <text:p text:style-name="P3">What you and your team learned from this experience so far?</text:p>
      <text:p text:style-name="P3">- I learn to code in GameMaker software and learn about how the game actually work.</text:p>
      <text:p text:style-name="P3">How do you feel this will help you out in the industry?</text:p>
      <text:p text:style-name="P3">- I think this will help me understand more about game making technique more in a future.</text:p>
      <text:p text:style-name="P3"><text:s/>Did this assignment help link the course material to real world application?</text:p>
      <text:p text:style-name="P3">- In the interview of some gaming company, they might want some application about game and this is the good example to show them <text:span text:style-name="T4">that how the materials added to project with different changes.</text:span></text:p>
      <text:p text:style-name="P3">What was the hardest and what was the easiest part of this?</text:p>
      <text:p text:style-name="P3">- The hardest part <text:span text:style-name="T3">was</text:span> learn how the software work and code from it. The easiest part <text:span text:style-name="T3">was</text:span> figure out who doing what because we use Gantt.</text:p>
      <text:p text:style-name="P3">What types of maze randomizer algorithms did your team implement?</text:p>
      <text:p text:style-name="P3">- We use randomize <text:span text:style-name="T1">code in GameMaker by randomize the object and randomize the maze particularly.</text:span></text:p>
      <text:p text:style-name="P4"><text:s/>What type of shortest path algorithm did your team implement for the enemy?</text:p>
      <text:p text:style-name="P4">- <text:span text:style-name="T2">Move around the area, A*,Greedy...</text:span></text:p>
      <text:p text:style-name="P4"><text:soft-page-break/><text:s/>Analysis of each of the 8 good practice guidelines for dependable programming.</text:p>
      <text:p text:style-name="P5"><text:s/>How you accomplished each of the applicable guidelines for the project? </text:p>
      <text:p text:style-name="P5">Go into detail on what aspects you considered and what implementation changes you made to ensure all 8 where followed.</text:p>
      <text:p text:style-name="P5">If any are not applicable (such as the external timeout), state that they aren't applicable and state why. </text:p>
      <text:list xml:id="list1826821434140302470" text:style-name="WWNum6">
        <text:list-item>
          <text:p>Each object in the system is inside its own class.</text:p>
        </text:list-item>
        <text:list-item>
          <text:p>Each appropriate input was checked to ensure that they had the expected outcome. Incorrect inputs were entered and shown that they failed as expected.</text:p>
        </text:list-item>
        <text:list-item>
          <text:p text:style-name="P7">Every exception has a handler.</text:p>
        </text:list-item>
        <text:list-item>
          <text:p text:style-name="P7">No error-prone constructs.</text:p>
        </text:list-item>
        <text:list-item>
          <text:p text:style-name="P7">Maze will reset if fail or finish 3 times.</text:p>
        </text:list-item>
        <text:list-item>
          <text:p text:style-name="P7">Array bound is checked.</text:p>
        </text:list-item>
        <text:list-item>
          <text:p>There were no external components called.</text:p>
        </text:list-item>
        <text:list-item>
          <text:p>All values were named according to what they referred 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3:48:28.758000000</meta:creation-date>
    <dc:date>2017-03-15T12:56:02.053000000</dc:date>
    <meta:editing-duration>PT19M5S</meta:editing-duration>
    <meta:editing-cycles>3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35" meta:word-count="368" meta:character-count="2066" meta:non-whitespace-character-count="1735"/>
  </office:meta>
</office:document-meta>
</file>